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margin-top="0.122cm" fo:margin-bottom="0cm" loext:contextual-spacing="false"/>
      <style:text-properties officeooo:rsid="00020a7e" officeooo:paragraph-rsid="00020a7e"/>
    </style:style>
    <style:style style:name="P2" style:family="paragraph" style:parent-style-name="Text_20_body">
      <style:text-properties officeooo:rsid="00020a7e" officeooo:paragraph-rsid="00020a7e"/>
    </style:style>
    <style:style style:name="P3" style:family="paragraph" style:parent-style-name="Text_20_body">
      <style:text-properties officeooo:paragraph-rsid="00020a7e"/>
    </style:style>
    <style:style style:name="T1" style:family="text">
      <style:text-properties officeooo:rsid="00020a7e"/>
    </style:style>
    <style:style style:name="T2" style:family="text">
      <style:text-properties style:font-name="Liberation Sans" officeooo:rsid="00020a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GESTIÓN DE UNA BIBLIOTECA</text:h>
      <text:h text:style-name="Heading_20_2" text:outline-level="2">Descripción del problema.</text:h>
      <text:p text:style-name="P2">Una biblioteca tiene copias de libros. Estos últimos se caracterizan por su nombre, tipo (novela, teatro, poesía, ensayo), editorial, año, autor. Los autores se caracterizan por su nombre, nacionalidad y fecha de nacimiento.</text:p>
      <text:p text:style-name="P2">Cada copia de libro tiene un identificador, y puede estar en la biblioteca, prestada, con retraso o reparación.</text:p>
      <text:p text:style-name="P3"><text:span text:style-name="T1">Los lectores pueden </text:span><text:span text:style-name="T2">obtener el préstamo de un máximo de 3 libros</text:span><text:span text:style-name="T1">. Cada libro se presta un máximo de 30 días, por cada día de retraso, se impone un sanción de dos días sin posibilidad de retirar un nuevo libro.</text:span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Liberation Sans" fo:font-family="'Liberation Sans'" style:font-family-generic="swiss" style:font-pitch="variable" officeooo:rsid="00020a7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0.3$Windows_X86_64 LibreOffice_project/b0a288ab3d2d4774cb44b62f04d5d28733ac6df8</meta:generator>
    <dc:date>2020-06-17T17:44:55.221000000</dc:date>
    <meta:editing-duration>PT6M29S</meta:editing-duration>
    <meta:editing-cycles>1</meta:editing-cycles>
    <meta:document-statistic meta:table-count="0" meta:image-count="0" meta:object-count="0" meta:page-count="1" meta:paragraph-count="5" meta:word-count="98" meta:character-count="594" meta:non-whitespace-character-count="501"/>
  </office:meta>
</office:document-meta>
</file>